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388000007E9A59D8B6A815984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cm" svg:height="6.4cm" svg:x="0.1cm" svg:y="0.1cm">
          <draw:image xlink:href="Pictures/1000000100001388000007E9A59D8B6A815984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9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4T22:19:44.763000000</meta:creation-date>
    <dc:date>2024-10-12T14:04:17.947000000</dc:date>
    <meta:editing-duration>PT3H20M53S</meta:editing-duration>
    <meta:editing-cycles>6</meta:editing-cycles>
    <meta:generator>LibreOffice/7.4.3.2$Windows_X86_64 LibreOffice_project/1048a8393ae2eeec98dff31b5c133c5f1d08b890</meta:generator>
    <meta:document-statistic meta:object-count="1"/>
  </office:meta>
</office:document-meta>
</file>